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612cm" table:align="margins"/>
    </style:style>
    <style:style style:name="Tableau5.A" style:family="table-column">
      <style:table-column-properties style:column-width="16.612cm" style:rel-column-width="6553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officeooo:paragraph-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9f0d5"/>
    </style:style>
    <style:style style:name="P9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10" style:family="paragraph" style:parent-style-name="Table_20_Contents">
      <style:paragraph-properties fo:text-align="start" style:justify-single-word="false"/>
      <style:text-properties officeooo:paragraph-rsid="001dc2ac"/>
    </style:style>
    <style:style style:name="P11" style:family="paragraph" style:parent-style-name="Standard">
      <style:text-properties officeooo:paragraph-rsid="0019f0d5"/>
    </style:style>
    <style:style style:name="P12" style:family="paragraph" style:parent-style-name="Table_20_Contents">
      <style:paragraph-properties fo:text-align="start" style:justify-single-word="false"/>
      <style:text-properties officeooo:paragraph-rsid="001ba094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2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9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1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1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2c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3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officeooo:rsid="0019f0d5"/>
    </style:style>
    <style:style style:name="T18" style:family="text">
      <style:text-properties officeooo:rsid="001dc2ac"/>
    </style:style>
    <style:style style:name="T19" style:family="text">
      <style:text-properties officeooo:rsid="002201be"/>
    </style:style>
    <style:style style:name="T20" style:family="text">
      <style:text-properties officeooo:rsid="00232c15"/>
    </style:style>
    <style:style style:name="T21" style:family="text">
      <style:text-properties officeooo:rsid="00233b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9"><text:span text:style-name="T6">Numéro : </text:span><text:span text:style-name="T8">cas B-</text:span><text:span text:style-name="T11">I-3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6">Nom : </text:span><text:span text:style-name="T8">a</text:span><text:span text:style-name="T12">jouter fiche insecte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6">Acteurs : </text:span><text:span text:style-name="T8">A</text:span><text:span text:style-name="T7">dmin</text:span></text:p>
                </table:table-cell>
              </table:table-row>
              <table:table-row>
                <table:table-cell table:style-name="Tableau2.A2" office:value-type="string">
                  <text:p text:style-name="P9"><text:span text:style-name="T6">Description succincte : </text:span><text:span text:style-name="T8">a</text:span><text:span text:style-name="T10">jouter la fiche d’un insecte dans le back-office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17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17">7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7">être loggé avec un compte 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17">l’admin sélectionne gestion insectes dans le back-offic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2"/>
                  <table:table table:name="Tableau5" table:style-name="Tableau5">
                    <table:table-column table:style-name="Tableau5.A"/>
                    <table:table-row>
                      <table:table-cell table:style-name="Tableau5.A1" office:value-type="string">
                        <text:p text:style-name="P2">Scénario nominal :</text:p>
                        <text:p text:style-name="P8"><text:span text:style-name="T4">1.L’</text:span><text:span text:style-name="T7">admin</text:span><text:span text:style-name="T4"> a sélectionné « a</text:span><text:span text:style-name="T10">jouter »</text:span><text:span text:style-name="T4"> dans le back-office</text:span></text:p>
                        <text:p text:style-name="P5">2.Le système affiche le <text:span text:style-name="T19">formulaire (</text:span>modèle de page <text:span text:style-name="T18">vide)</text:span></text:p>
                        <text:p text:style-name="P8"><text:span text:style-name="T4">3.L’</text:span><text:span text:style-name="T7">admin </text:span><text:span text:style-name="T4">r</text:span><text:span text:style-name="T10">emplit les</text:span><text:span text:style-name="T4"> zones </text:span><text:span text:style-name="T10">obligatoires et optionnelles</text:span></text:p>
                        <text:p text:style-name="P8"><text:span text:style-name="T4">4.L’</text:span><text:span text:style-name="T7">admin e</text:span><text:span text:style-name="T10">nvoi</text:span><text:span text:style-name="T7">e</text:span><text:span text:style-name="T4"> la page</text:span></text:p>
                        <text:p text:style-name="P10"><text:span text:style-name="T4">6. Le système affiche un aperçu de la f</text:span><text:span text:style-name="T13">ich</text:span><text:span text:style-name="T4">e</text:span></text:p>
                        <text:p text:style-name="P8"><text:span text:style-name="T4">5.Le système e</text:span><text:span text:style-name="T14">nregistre</text:span><text:span text:style-name="T4">les données dans la base </text:span></text:p>
                        <text:p text:style-name="P8"><text:span text:style-name="T4">6. Le système ré-affiche la page avec un message : f</text:span><text:span text:style-name="T7">iche insecte</text:span><text:span text:style-name="T4"> a</text:span><text:span text:style-name="T10">jout</text:span><text:span text:style-name="T4">ée</text:span></text:p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6">4a. l’admin a oublié un ou plusieurs champs obligatoires</text:p>
                  <text:p text:style-name="P6">→ Le système affiche un message d’erreur, retour à 3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12"><text:span text:style-name="T15">6a. affichage message d’erreur, le f</text:span><text:span text:style-name="T16">ormulair</text:span><text:span text:style-name="T15">e reste affiché pour être re-soumis avec ou sans modifications</text:span>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6">Fin : </text:span><text:span text:style-name="T9">la fiche est a</text:span><text:span text:style-name="T10">jout</text:span><text:span text:style-name="T9">ée</text:span></text:p>
                </table:table-cell>
              </table:table-row>
              <table:table-row>
                <table:table-cell table:style-name="Tableau3.A2" office:value-type="string">
                  <text:p text:style-name="P9"><text:span text:style-name="T6">Post conditions : </text:span><text:span text:style-name="T9">La fiche insecte doit effectivement être a</text:span><text:span text:style-name="T10">jout</text:span><text:span text:style-name="T9">ée en front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11:16:58.192000000</dc:date>
    <meta:editing-duration>PT57M46S</meta:editing-duration>
    <meta:editing-cycles>13</meta:editing-cycles>
    <meta:document-statistic meta:table-count="5" meta:image-count="0" meta:object-count="0" meta:page-count="1" meta:paragraph-count="30" meta:word-count="185" meta:character-count="1179" meta:non-whitespace-character-count="1023"/>
  </office:meta>
</office:document-meta>
</file>